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371">
            <text:p>1371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687">
            <text:p>168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272">
            <text:p>127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720">
            <text:p>1720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Default" office:value-type="float" office:value="1362">
            <text:p>136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827">
            <text:p>182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284">
            <text:p>128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813">
            <text:p>181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105">
            <text:p>110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666">
            <text:p>166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969">
            <text:p>96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926">
            <text:p>92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655">
            <text:p>65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289">
            <text:p>289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4:51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